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6"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7"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8"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9"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10"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erson being murdered. If a Player murders another Player without consent, it can lead to imprisonment for upto 10 days and also Community Service for 15 days. If the person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b. Disallowed use of Modified Clients</text:p>
      <text:p text:style-name="P2"/>
      <text:p text:style-name="P2"><text:soft-page-break/>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6">Section 3b. Disallowed Use</text:p>
      <text:p text:style-name="P6"/>
      <text:p text:style-name="P6">Any potion that isn’t on the list in Section 3a isn’t allowed to be used by any Player on OwOCraft and will face consequences.</text:p>
      <text:p text:style-name="P6"/>
      <text:p text:style-name="P6">Section 4. Thievery</text:p>
      <text:p text:style-name="P6"/>
      <text:p text:style-name="P6">OwOCraft will not tolerate any thievery of any kind. The base punishment for stealing is 2 days imprisonment, $250 fine, returning of stolen items and 4 days Community Service.</text:p>
      <text:p text:style-name="P6"/>
      <text:p text:style-name="P6">Section 4a. Low Price Items</text:p>
      <text:p text:style-name="P6"/>
      <text:p text:style-name="P6">Low Price Items – Items that are publicly considered worthless and/or isn’t high in price</text:p>
      <text:p text:style-name="P6"/>
      <text:p text:style-name="P6">If you steal any low price items from another Player, you will need to do 4 days of Community Service and pay the $250 Dollar fine while also returning every stolen item to the victim.</text:p>
      <text:p text:style-name="P6"/>
      <text:p text:style-name="P6">Section 4b. High Price Items</text:p>
      <text:p text:style-name="P6"/>
      <text:p text:style-name="P6">High Price Items – Items that are publicly considered expensive and/or hard to get. (Weapons, Ores, Armor etc)</text:p>
      <text:p text:style-name="P6"/>
      <text:p text:style-name="P6">Stealing any Higher Priced Items from any Player will lead to 2 days imprisonment, <text:soft-page-break/>a $250 fine, returning stolen items and 4 days of Community Service.</text:p>
      <text:p text:style-name="P6"/>
      <text:p text:style-name="P6"/>
      <text:p text:style-name="P6">Section 4c. Selling of Stolen Items</text:p>
      <text:p text:style-name="P6"/>
      <text:p text:style-name="P6">If you sell any stolen items, you will receive 7 days in prison, $1000 fine, 10 days of Community Service and returning all stolen items. This also breaks Section 5 laws.</text:p>
      <text:p text:style-name="P6"/>
      <text:p text:style-name="P6"/>
      <text:p text:style-name="P6"/>
      <text:p text:style-name="P6">Section 5. Business</text:p>
      <text:p text:style-name="P6"/>
      <text:p text:style-name="P6">OwOCraft requires all business’ to follow the laws stated in the document and these additional laws (unless specified otherwise).</text:p>
      <text:p text:style-name="P6"/>
      <text:p text:style-name="P6">Section 5a. Registration</text:p>
      <text:p text:style-name="P6"/>
      <text:p text:style-name="P6">All OwOCraft Business’ must register to become a business in OwOCraft, which means completing a form that OwOCraft Government had written. OwOCraft Business’ who do not follow these terms can face 5 days imprisonment, $10000 fine, 10 days Community Service and has to cease any/all operations immediately. All buildings/items owned by the unregistered business must be destroyed.</text:p>
      <text:p text:style-name="P6"/>
      <text:p text:style-name="P6">Section 5b. <text:span text:style-name="T3">Head Quarters</text:span></text:p>
      <text:p text:style-name="P6"/>
      <text:p text:style-name="P7">All business’ must have a location where their operations occur. This can be a house or an office.</text:p>
      <text:p text:style-name="P7"/>
      <text:p text:style-name="P7">Section 5c. Employees</text:p>
      <text:p text:style-name="P7"/>
      <text:p text:style-name="P7">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text:span></text:p>
      <text:p text:style-name="P7"/>
      <text:p text:style-name="P7">Section 5d. Business-Owned Buildings</text:p>
      <text:p text:style-name="P7"/>
      <text:p text:style-name="P7">Business’ are able to build and own as much buildings as they desire. However, if a business wants to change their Headquarters they must contact OwOCraft Government so their Registration can get updated to the new address.</text:p>
      <text:p text:style-name="P7"/>
      <text:p text:style-name="P7">Section 6. Building Ownership</text:p>
      <text:p text:style-name="P7"/>
      <text:p text:style-name="P7">In OwOCraft, it is required to have ownership over your building. All that is neede d is to have a sign somewhere in the building saying who owns it. Not following <text:soft-page-break/>this can lead to a $100 fine.</text:p>
      <text:p text:style-name="P7"/>
      <text:p text:style-name="P7"/>
      <text:p text:style-name="P7"/>
      <text:p text:style-name="P7"/>
      <text:p text:style-name="P7">Section 6a. Housing <text:s/></text:p>
      <text:p text:style-name="P6"/>
      <text:p text:style-name="P7">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7"/>
      <text:p text:style-name="P7">Section 7. License</text:p>
      <text:p text:style-name="P7"/>
      <text:p text:style-name="P7">OwOCraft Government will provide licenses to do certain activities that may break the law of OwOCraft. When provided, the Player is allowed to do activities that break OwOCraft laws if the license states that they can.</text:p>
      <text:p text:style-name="P7"/>
      <text:p text:style-name="P7">Section 7a. License Signature</text:p>
      <text:p text:style-name="P7"/>
      <text:p text:style-name="P7">While Licenses can only be given out by OwOCraft Government, the license may say another Player’s Username. To see the current members of OwOCraft Government, check the OwOCraft Website.</text:p>
      <text:p text:style-name="P7"/>
      <text:p text:style-name="P7">Section 7b. Invalid License</text:p>
      <text:p text:style-name="P7"/>
      <text:p text:style-name="P7">Licenses can only be invalid if it is signed by a Player that used to be apart of OwOCraft Government and/or if it is signed by a Player who has never been apart of the OwOCraft Government. If the person who signed your License is no longer apart of the OwOCraft Government you are required to request a new License as the old License will not work anymore. The punishment for using an invalid license is 1 – 10 day imprisonment, $100000 fine and 10 days of Community Service.</text:p>
      <text:p text:style-name="P7"/>
      <text:p text:style-name="P8">Section 8. OwOCraft Citizen ID</text:p>
      <text:p text:style-name="P8"/>
      <text:p text:style-name="P8">When you first join OwOCraft, you will be in Adventure Mode. This is a safety measure put in place so we can have more people join OwOCraft as a trial. You are able to get a OwOCraft Citizen ID by contacting OwOCraft Government and doing a Form.</text:p>
      <text:p text:style-name="P8"/>
      <text:p text:style-name="P8">Section 8a. Registration</text:p>
      <text:p text:style-name="P8"/>
      <text:p text:style-name="P9">No fee is required to register for an OwOCraft Citizen ID. To register for a OwOCraft Citizen ID, go to the website or contact OwOCraft Government for a form to setup your Citizen ID. </text:p>
      <text:p text:style-name="P9"/>
      <text:p text:style-name="P10"/>
      <text:p text:style-name="P10"/>
      <text:p text:style-name="P10"><text:soft-page-break/>Section 9. Hate Speech</text:p>
      <text:p text:style-name="P10"/>
      <text:p text:style-name="P10">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10"/>
      <text:p text:style-name="P10">Section 10. Server Preformance</text:p>
      <text:p text:style-name="P10"/>
      <text:p text:style-name="P10">In OwOCraft, server preformance is very important so we can keep high player counts at playable gameplay levels.</text:p>
      <text:p text:style-name="P10"/>
      <text:p text:style-name="P10">Section 10a. Lag Machines</text:p>
      <text:p text:style-name="P10"/>
      <text:p text:style-name="P10">OwOCraft does not allow Lag Machines of any kind on the server. If you are found creating and/or using a lag machine you can be sent to prison for 1 – 30 days, up to 60 days Community Server and be fined $500000.</text:p>
      <text:p text:style-name="P10"/>
      <text:p text:style-name="P10">Section <text:span text:style-name="T5">10</text:span>b. Elytra</text:p>
      <text:p text:style-name="P10"/>
      <text:p text:style-name="P10">While OwOCraft allows the use of Elytra, elytras will have limitations.</text:p>
      <text:p text:style-name="P10"/>
      <text:p text:style-name="P10">Section <text:span text:style-name="T5">10</text:span>ba. Elytra use cases</text:p>
      <text:p text:style-name="P10"/>
      <text:p text:style-name="P10">Elytras are allowed to be used to load already generated chunks and can be used on highways, freeways and airports.</text:p>
      <text:p text:style-name="P10"/>
      <text:p text:style-name="P10">Section <text:span text:style-name="T5">10</text:span>bb. Disallowed Elytra Use Cases</text:p>
      <text:p text:style-name="P10"/>
      <text:p text:style-name="P10">Elytras cannot be used to quickly generate chunks. If you are found generating chunks with an elytra, you can be sent to prison for 1 day, be fined $100 and will not be able to use an elytra for 7 days.</text:p>
      <text:p text:style-name="P10"/>
      <text:p text:style-name="P10">Section <text:span text:style-name="T5">10</text:span>c. Plugin Abuse</text:p>
      <text:p text:style-name="P10"/>
      <text:p text:style-name="P10">If you are found lagging the server by spamming Plugin Commands, you can be sent to prison for 1 day and be fined $100.</text:p>
      <text:p text:style-name="P9"/>
      <text:p text:style-name="P9"><text:s/></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5T17:50:38.511264635</dc:date>
    <meta:editing-duration>PT2H34M13S</meta:editing-duration>
    <meta:editing-cycles>11</meta:editing-cycles>
    <meta:generator>LibreOffice/7.4.2.3$Linux_X86_64 LibreOffice_project/40$Build-3</meta:generator>
    <meta:document-statistic meta:table-count="0" meta:image-count="0" meta:object-count="0" meta:page-count="6" meta:paragraph-count="93" meta:word-count="1816" meta:character-count="10577" meta:non-whitespace-character-count="8839"/>
  </office:meta>
</office:document-meta>
</file>